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mbria" svg:font-family="Cambria"/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T1" style:family="text">
      <style:text-properties fo:color="#000000" loext:opacity="100%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000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calculation-settings table:case-sensitive="false" table:search-criteria-must-apply-to-whole-cell="false"/>
      <table:table table:name="entites" table:style-name="ta3">
        <table:table-column table:style-name="co3" table:number-columns-repeated="64" table:default-cell-style-name="ce1"/>
        <table:table-column table:style-name="co3" table:number-columns-repeated="960" table:default-cell-style-name="Default"/>
        <table:table-row table:style-name="ro1"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ubType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DisId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StageTag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Parent</text:p>
          </table:table-cell>
          <table:table-cell table:style-name="ce2" office:value-type="string" calcext:value-type="string">
            <text:p>Chil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0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yer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0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0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9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0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0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0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0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9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0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0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0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0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0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0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1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4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1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4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1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2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3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15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8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5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1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6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1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7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1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8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1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9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1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A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1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B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1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C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1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D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1F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2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E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2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F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2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2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2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2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2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3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2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2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5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2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6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2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7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2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8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2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9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2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A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2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B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2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C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2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D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3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E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3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F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3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3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91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3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F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3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F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3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3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3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2</text:p>
          </table:table-cell>
          <table:table-cell office:value-type="string" calcext:value-type="string">
            <text:p>0x002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3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3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1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3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3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3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3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AE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3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71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4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4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4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0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43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4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4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4</text:p>
          </table:table-cell>
          <table:table-cell office:value-type="string" calcext:value-type="string">
            <text:p>0x0021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4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4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4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4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2</text:p>
          </table:table-cell>
          <table:table-cell office:value-type="string" calcext:value-type="string">
            <text:p>0x001D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4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22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4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C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4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D</text:p>
          </table:table-cell>
          <table:table-cell office:value-type="string" calcext:value-type="string">
            <text:p>0x002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4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1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4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3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4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1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5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5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1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5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0</text:p>
          </table:table-cell>
          <table:table-cell office:value-type="string" calcext:value-type="string">
            <text:p>0x001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5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2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5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A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5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7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5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2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5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0x002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5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5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5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0</text:p>
          </table:table-cell>
          <table:table-cell office:value-type="string" calcext:value-type="string">
            <text:p>0x001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5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2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5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1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5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A</text:p>
          </table:table-cell>
          <table:table-cell office:value-type="string" calcext:value-type="string">
            <text:p>0x0020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5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2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5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6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21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6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1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6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1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6"/>
          <table:table-cell office:value-type="string" calcext:value-type="string">
            <text:p>Created on star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63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64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6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6"/>
          <table:table-cell office:value-type="string" calcext:value-type="string">
            <text:p>Created on stage 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6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6"/>
          <table:table-cell office:value-type="string" calcext:value-type="string">
            <text:p>Created on stage 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6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6"/>
          <table:table-cell office:value-type="string" calcext:value-type="string">
            <text:p>Created on stage 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6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6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6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6"/>
          <table:table-cell office:value-type="string" calcext:value-type="string">
            <text:p>Created on stage 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6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6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7E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6D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0x00FF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6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6F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4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7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7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7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7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7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7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7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50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7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7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7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7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7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7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7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7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7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8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81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6A</text:p>
          </table:table-cell>
          <table:table-cell office:value-type="string" calcext:value-type="string">
            <text:p>0x005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82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83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A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84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85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8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7D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8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8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B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8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8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8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8C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6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8D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6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8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8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9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9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9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9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9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9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96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9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9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5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9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B3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9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at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09B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09C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6</text:p>
          </table:table-cell>
          <table:table-cell office:value-type="string" calcext:value-type="string">
            <text:p>0x005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09D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09E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D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09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91</text:p>
          </table:table-cell>
          <table:table-cell office:value-type="string" calcext:value-type="string">
            <text:p>0x0046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0A0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F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0A1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0A2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5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0A3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D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0A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2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0A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A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E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A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D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A8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0A9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0A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6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0AB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0AC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6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0AD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0AE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3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0A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x0B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B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B</text:p>
          </table:table-cell>
          <table:table-cell office:value-type="string" calcext:value-type="string">
            <text:p>0x00E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B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B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E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B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B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B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B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9</text:p>
          </table:table-cell>
          <table:table-cell office:value-type="string" calcext:value-type="string">
            <text:p>0x00CB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B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B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A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B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B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B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B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B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B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C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C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stage 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0C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C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5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C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8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C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C6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9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C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C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C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CA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C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C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C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C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C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D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D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D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D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D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D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F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D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D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D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D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D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D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D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D8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D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D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D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E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E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E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E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E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E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E5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E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E7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D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E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E9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E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A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E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E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9</text:p>
          </table:table-cell>
          <table:table-cell office:value-type="string" calcext:value-type="string">
            <text:p>0x00F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E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F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E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E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F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7</text:p>
          </table:table-cell>
          <table:table-cell office:value-type="string" calcext:value-type="string">
            <text:p>0x00F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F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F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F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F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F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2E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F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2</text:p>
          </table:table-cell>
          <table:table-cell office:value-type="string" calcext:value-type="string">
            <text:p>0x00B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F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F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F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F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F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F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F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F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72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F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1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0F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0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0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0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0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BB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0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0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0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2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0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0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0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6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0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0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9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0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0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0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1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1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1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F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1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F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1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1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1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1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1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1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1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1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1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6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1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7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1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1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6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2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2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2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2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2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2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D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2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9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2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9D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2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2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2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2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2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2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2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2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3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3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2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3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D2</text:p>
          </table:table-cell>
          <table:table-cell office:value-type="string" calcext:value-type="string">
            <text:p>0x002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6"/>
          <table:table-cell office:value-type="string" calcext:value-type="string">
            <text:p>Created on 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3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6"/>
          <table:table-cell office:value-type="string" calcext:value-type="string">
            <text:p>Created on stage 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3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86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3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5A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6"/>
          <table:table-cell office:value-type="string" calcext:value-type="string">
            <text:p>Created on 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3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33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6"/>
          <table:table-cell office:value-type="string" calcext:value-type="string">
            <text:p>Created on 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3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93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6"/>
          <table:table-cell office:value-type="string" calcext:value-type="string">
            <text:p>Created on 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x1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1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2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3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x4A1</text:p>
          </table:table-cell>
          <table:table-cell table:number-columns-repeated="6" office:value-type="string" calcext:value-type="string">
            <text:p>0x0000</text:p>
          </table:table-cell>
          <table:table-cell office:value-type="string" calcext:value-type="string">
            <text:p>0x00</text:p>
          </table:table-cell>
          <table:table-cell table:number-columns-repeated="1016"/>
        </table:table-row>
        <table:table-row table:style-name="ro1" table:number-rows-repeated="10472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eckpoints" table:style-name="ta2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StageTyp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3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Fly to point 0x0073,0x00D4</text:p>
          </table:table-cell>
        </table:table-row>
        <table:table-row table:style-name="ro1">
          <table:table-cell office:value-type="string" calcext:value-type="string">
            <text:p>0x0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Fly to point 0x00C2,0x00D5</text:p>
          </table:table-cell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0x0067</text:p>
          </table:table-cell>
          <table:table-cell table:number-columns-repeated="2" office:value-type="string" calcext:value-type="string">
            <text:p>0x0000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0000</text:p>
          </table:table-cell>
          <table:table-cell/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0x00BD</text:p>
          </table:table-cell>
          <table:table-cell table:number-columns-repeated="2" office:value-type="string" calcext:value-type="string">
            <text:p>0x0000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ested in <text:span text:style-name="T2">sub_58F00_game_objectives</text:span></text:p>
          </table:table-cell>
          <table:table-cell table:number-columns-repeated="4"/>
        </table:table-row>
        <table:table-row table:style-name="ro1" table:number-rows-repeated="104856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Cambria" svg:font-family="Cambria"/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20__25__20__2013__20_Zvýraznění1" style:display-name="20 % – Zvýraznění1" style:family="table-cell" style:parent-style-name="Default" style:data-style-name="N0">
      <style:table-cell-properties fo:background-color="#dce6f1"/>
    </style:style>
    <style:style style:name="_32_0_20__25__20__2013__20_Zvýraznění2" style:display-name="20 % – Zvýraznění2" style:family="table-cell" style:parent-style-name="Default" style:data-style-name="N0">
      <style:table-cell-properties fo:background-color="#f2dcdb"/>
    </style:style>
    <style:style style:name="_32_0_20__25__20__2013__20_Zvýraznění3" style:display-name="20 % – Zvýraznění3" style:family="table-cell" style:parent-style-name="Default" style:data-style-name="N0">
      <style:table-cell-properties fo:background-color="#ebf1de"/>
    </style:style>
    <style:style style:name="_32_0_20__25__20__2013__20_Zvýraznění4" style:display-name="20 % – Zvýraznění4" style:family="table-cell" style:parent-style-name="Default" style:data-style-name="N0">
      <style:table-cell-properties fo:background-color="#e4dfec"/>
    </style:style>
    <style:style style:name="_32_0_20__25__20__2013__20_Zvýraznění5" style:display-name="20 % – Zvýraznění5" style:family="table-cell" style:parent-style-name="Default" style:data-style-name="N0">
      <style:table-cell-properties fo:background-color="#daeef3"/>
    </style:style>
    <style:style style:name="_32_0_20__25__20__2013__20_Zvýraznění6" style:display-name="20 % – Zvýraznění6" style:family="table-cell" style:parent-style-name="Default" style:data-style-name="N0">
      <style:table-cell-properties fo:background-color="#fde9d9"/>
    </style:style>
    <style:style style:name="_34_0_20__25__20__2013__20_Zvýraznění1" style:display-name="40 % – Zvýraznění1" style:family="table-cell" style:parent-style-name="Default" style:data-style-name="N0">
      <style:table-cell-properties fo:background-color="#b8cce4"/>
    </style:style>
    <style:style style:name="_34_0_20__25__20__2013__20_Zvýraznění2" style:display-name="40 % – Zvýraznění2" style:family="table-cell" style:parent-style-name="Default" style:data-style-name="N0">
      <style:table-cell-properties fo:background-color="#e6b8b7"/>
    </style:style>
    <style:style style:name="_34_0_20__25__20__2013__20_Zvýraznění3" style:display-name="40 % – Zvýraznění3" style:family="table-cell" style:parent-style-name="Default" style:data-style-name="N0">
      <style:table-cell-properties fo:background-color="#d8e4bc"/>
    </style:style>
    <style:style style:name="_34_0_20__25__20__2013__20_Zvýraznění4" style:display-name="40 % – Zvýraznění4" style:family="table-cell" style:parent-style-name="Default" style:data-style-name="N0">
      <style:table-cell-properties fo:background-color="#ccc0da"/>
    </style:style>
    <style:style style:name="_34_0_20__25__20__2013__20_Zvýraznění5" style:display-name="40 % – Zvýraznění5" style:family="table-cell" style:parent-style-name="Default" style:data-style-name="N0">
      <style:table-cell-properties fo:background-color="#b7dee8"/>
    </style:style>
    <style:style style:name="_34_0_20__25__20__2013__20_Zvýraznění6" style:display-name="40 % – Zvýraznění6" style:family="table-cell" style:parent-style-name="Default" style:data-style-name="N0">
      <style:table-cell-properties fo:background-color="#fcd5b4"/>
    </style:style>
    <style:style style:name="_36_0_20__25__20__2013__20_Zvýraznění1" style:display-name="60 % – Zvýraznění1" style:family="table-cell" style:parent-style-name="Default" style:data-style-name="N0">
      <style:table-cell-properties fo:background-color="#95b3d7"/>
      <style:text-properties fo:color="#ffffff"/>
    </style:style>
    <style:style style:name="_36_0_20__25__20__2013__20_Zvýraznění2" style:display-name="60 % – Zvýraznění2" style:family="table-cell" style:parent-style-name="Default" style:data-style-name="N0">
      <style:table-cell-properties fo:background-color="#da9694"/>
      <style:text-properties fo:color="#ffffff"/>
    </style:style>
    <style:style style:name="_36_0_20__25__20__2013__20_Zvýraznění3" style:display-name="60 % – Zvýraznění3" style:family="table-cell" style:parent-style-name="Default" style:data-style-name="N0">
      <style:table-cell-properties fo:background-color="#c4d79b"/>
      <style:text-properties fo:color="#ffffff"/>
    </style:style>
    <style:style style:name="_36_0_20__25__20__2013__20_Zvýraznění4" style:display-name="60 % – Zvýraznění4" style:family="table-cell" style:parent-style-name="Default" style:data-style-name="N0">
      <style:table-cell-properties fo:background-color="#b1a0c7"/>
      <style:text-properties fo:color="#ffffff"/>
    </style:style>
    <style:style style:name="_36_0_20__25__20__2013__20_Zvýraznění5" style:display-name="60 % – Zvýraznění5" style:family="table-cell" style:parent-style-name="Default" style:data-style-name="N0">
      <style:table-cell-properties fo:background-color="#92cddc"/>
      <style:text-properties fo:color="#ffffff"/>
    </style:style>
    <style:style style:name="_36_0_20__25__20__2013__20_Zvýraznění6" style:display-name="60 % – Zvýraznění6" style:family="table-cell" style:parent-style-name="Default" style:data-style-name="N0">
      <style:table-cell-properties fo:background-color="#fabf8f"/>
      <style:text-properties fo:color="#ffffff"/>
    </style:style>
    <style:style style:name="Celkem" style:family="table-cell" style:parent-style-name="Default" style:data-style-name="N0">
      <style:table-cell-properties fo:border-bottom="0.06pt solid #4f81bd" fo:border-left="none" fo:border-right="none" fo:border-top="0.06pt solid #4f81bd"/>
      <style:text-properties fo:font-weight="bold" style:font-weight-asian="bold" style:font-weight-complex="bold"/>
    </style:style>
    <style:style style:name="Chybně" style:family="table-cell" style:parent-style-name="Default" style:data-style-name="N0">
      <style:table-cell-properties fo:background-color="#ffc7ce"/>
      <style:text-properties fo:color="#9c0006"/>
    </style:style>
    <style:style style:name="Kontrolní_20_buňka" style:display-name="Kontrolní buňka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Nadpis_20_1" style:display-name="Nadpis 1" style:family="table-cell" style:parent-style-name="Default" style:data-style-name="N0">
      <style:table-cell-properties fo:border-bottom="2.49pt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Nadpis_20_2" style:display-name="Nadpis 2" style:family="table-cell" style:parent-style-name="Default" style:data-style-name="N0">
      <style:table-cell-properties fo:border-bottom="2.49pt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Nadpis_20_3" style:display-name="Nadpis 3" style:family="table-cell" style:parent-style-name="Default" style:data-style-name="N0">
      <style:table-cell-properties fo:border-bottom="2.01pt solid #95b3d7" fo:border-left="none" fo:border-right="none" fo:border-top="none"/>
      <style:text-properties fo:color="#1f497d" fo:font-weight="bold" style:font-weight-asian="bold" style:font-weight-complex="bold"/>
    </style:style>
    <style:style style:name="Nadpis_20_4" style:display-name="Nadpis 4" style:family="table-cell" style:parent-style-name="Default" style:data-style-name="N0">
      <style:text-properties fo:color="#1f497d" fo:font-weight="bold" style:font-weight-asian="bold" style:font-weight-complex="bold"/>
    </style:style>
    <style:style style:name="Název" style:family="table-cell" style:parent-style-name="Default" style:data-style-name="N0">
      <style:text-properties fo:color="#1f497d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Neutrální" style:family="table-cell" style:parent-style-name="Default" style:data-style-name="N0">
      <style:table-cell-properties fo:background-color="#ffeb9c"/>
      <style:text-properties fo:color="#9c6500"/>
    </style:style>
    <style:style style:name="Poznámka" style:family="table-cell" style:parent-style-name="Default" style:data-style-name="N0">
      <style:table-cell-properties fo:background-color="#ffffcc" fo:border="0.06pt solid #b2b2b2"/>
    </style:style>
    <style:style style:name="Propojená_20_buňka" style:display-name="Propojená buňka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Správně" style:family="table-cell" style:parent-style-name="Default" style:data-style-name="N0">
      <style:table-cell-properties fo:background-color="#c6efce"/>
      <style:text-properties fo:color="#006100"/>
    </style:style>
    <style:style style:name="Text_20_upozornění" style:display-name="Text upozornění" style:family="table-cell" style:parent-style-name="Default" style:data-style-name="N0">
      <style:text-properties fo:color="#ff0000"/>
    </style:style>
    <style:style style:name="Vstup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Výpočet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Výstup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Vysvětlující_20_text" style:display-name="Vysvětlující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Zvýraznění_20_1" style:display-name="Zvýraznění 1" style:family="table-cell" style:parent-style-name="Default" style:data-style-name="N0">
      <style:table-cell-properties fo:background-color="#4f81bd"/>
      <style:text-properties fo:color="#ffffff"/>
    </style:style>
    <style:style style:name="Zvýraznění_20_2" style:display-name="Zvýraznění 2" style:family="table-cell" style:parent-style-name="Default" style:data-style-name="N0">
      <style:table-cell-properties fo:background-color="#c0504d"/>
      <style:text-properties fo:color="#ffffff"/>
    </style:style>
    <style:style style:name="Zvýraznění_20_3" style:display-name="Zvýraznění 3" style:family="table-cell" style:parent-style-name="Default" style:data-style-name="N0">
      <style:table-cell-properties fo:background-color="#9bbb59"/>
      <style:text-properties fo:color="#ffffff"/>
    </style:style>
    <style:style style:name="Zvýraznění_20_4" style:display-name="Zvýraznění 4" style:family="table-cell" style:parent-style-name="Default" style:data-style-name="N0">
      <style:table-cell-properties fo:background-color="#8064a2"/>
      <style:text-properties fo:color="#ffffff"/>
    </style:style>
    <style:style style:name="Zvýraznění_20_5" style:display-name="Zvýraznění 5" style:family="table-cell" style:parent-style-name="Default" style:data-style-name="N0">
      <style:table-cell-properties fo:background-color="#4bacc6"/>
      <style:text-properties fo:color="#ffffff"/>
    </style:style>
    <style:style style:name="Zvýraznění_20_6" style:display-name="Zvýraznění 6" style:family="table-cell" style:parent-style-name="Default" style:data-style-name="N0">
      <style:table-cell-properties fo:background-color="#f79646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4">00.00.0000</text:date>, <text:time style:data-style-name="N2" text:time-value="21:32:21.561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initial-creator>Tomáš Veselý</meta:initial-creator>
    <meta:creation-date>2021-02-24T08:14:51Z</meta:creation-date>
    <dc:date>2021-02-24T21:34:43.218000000</dc:date>
    <meta:editing-duration>PT25M2S</meta:editing-duration>
    <meta:editing-cycles>7</meta:editing-cycles>
    <meta:document-statistic meta:table-count="2" meta:cell-count="13264" meta:object-count="0"/>
  </office:meta>
</office:document-meta>
</file>